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opacity="100%" fo:min-height="2.667cm" draw:shadow-opacity="100%"/>
    </style:style>
    <style:style style:name="gr2" style:family="graphic" style:parent-style-name="standard">
      <style:graphic-properties draw:fill="solid" draw:fill-color="#0000ff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draw:shadow-offset-x="0.203cm" draw:shadow-offset-y="0.203cm"/>
    </style:style>
    <style:style style:name="gr4" style:family="graphic" style:parent-style-name="standard">
      <style:graphic-properties draw:fill="solid" draw:fill-color="#d702de" draw:textarea-horizontal-align="justify" draw:textarea-vertical-align="middle" draw:auto-grow-height="false" draw:shadow-offset-x="0.203cm" draw:shadow-offset-y="0.203cm"/>
    </style:style>
    <style:style style:name="gr5" style:family="graphic" style:parent-style-name="standard">
      <style:graphic-properties draw:fill="solid" draw:fill-color="#ef8810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fill="solid" draw:fill-color="#881011" draw:textarea-horizontal-align="justify" draw:textarea-vertical-align="middle" draw:auto-grow-height="false" draw:shadow-offset-x="0.203cm" draw:shadow-offset-y="0.203cm"/>
    </style:style>
    <style:style style:name="gr7" style:family="graphic" style:parent-style-name="standard">
      <style:graphic-properties draw:fill="solid" draw:fill-color="#248810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margin-left="0cm" fo:margin-right="0cm" fo:margin-top="0.1cm" fo:margin-bottom="0.1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08cm" svg:height="6.142cm" svg:x="4.302cm" svg:y="2.778cm">
          <draw:text-box>
            <text:p text:style-name="P1"><text:span text:style-name="T1">Reactor Materials</text:span></text:p>
            <text:p text:style-name="P1"><text:tab/><text:tab/>UO2 Fuel</text:p>
            <text:p text:style-name="P1"><text:tab/><text:tab/>MOX-1 Fuel</text:p>
            <text:p text:style-name="P1"><text:tab/><text:tab/>MOX-2 Fuel</text:p>
            <text:p text:style-name="P1"><text:tab/><text:tab/>MOX-3 Fuel</text:p>
            <text:p text:style-name="P1"><text:tab/><text:tab/>Neutron Poison</text:p>
            <text:p text:style-name="P1"><text:tab/><text:tab/>Water</text:p>
          </draw:text-box>
        </draw:frame>
        <draw:custom-shape draw:style-name="gr2" draw:text-style-name="P2" draw:layer="layout" svg:width="0.889cm" svg:height="0.635cm" svg:x="5.283cm" svg:y="7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89cm" svg:height="0.635cm" svg:x="5.284cm" svg:y="7.1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9cm" svg:height="0.635cm" svg:x="5.283cm" svg:y="3.9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89cm" svg:height="0.635cm" svg:x="5.284cm" svg:y="6.3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889cm" svg:height="0.635cm" svg:x="5.283cm" svg:y="5.4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89cm" svg:height="0.635cm" svg:x="5.284cm" svg:y="4.67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Boyd</meta:initial-creator>
    <meta:creation-date>2013-02-28T23:25:21</meta:creation-date>
    <dc:date>2013-03-01T00:33:03</dc:date>
    <dc:creator>Will Boyd</dc:creator>
    <meta:editing-duration>PT1H2M6S</meta:editing-duration>
    <meta:editing-cycles>9</meta:editing-cycles>
    <meta:generator>LibreOffice/3.6$Linux_X86_64 LibreOffice_project/360m1$Build-2</meta:generator>
    <meta:document-statistic meta:object-count="7"/>
  </office:meta>
</office:document-meta>
</file>